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8pt" style:font-size-asian="18pt" style:font-size-complex="18pt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5" style:parent-style-name="Normal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6" style:parent-style-name="Normal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7" style:parent-style-name="Normal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0" style:parent-style-name="ListParagraph" style:list-style-name="LFO3" style:family="paragraph">
      <style:text-properties fo:font-size="14pt" style:font-size-asian="14pt" style:font-size-complex="14pt"/>
    </style:style>
    <style:style style:name="P21" style:parent-style-name="ListParagraph" style:list-style-name="LFO3" style:family="paragraph">
      <style:text-properties fo:font-size="14pt" style:font-size-asian="14pt" style:font-size-complex="14pt"/>
    </style:style>
    <style:style style:name="P22" style:parent-style-name="ListParagraph" style:list-style-name="LFO3" style:family="paragraph">
      <style:text-properties fo:font-size="14pt" style:font-size-asian="14pt" style:font-size-complex="14pt"/>
    </style:style>
    <style:style style:name="P23" style:parent-style-name="ListParagraph" style:list-style-name="LFO3" style:family="paragraph">
      <style:text-properties fo:font-size="14pt" style:font-size-asian="14pt" style:font-size-complex="14pt"/>
    </style:style>
    <style:style style:name="P24" style:parent-style-name="ListParagraph" style:list-style-name="LFO3" style:family="paragraph">
      <style:text-properties fo:font-size="14pt" style:font-size-asian="14pt" style:font-size-complex="14pt"/>
    </style:style>
    <style:style style:name="P25" style:parent-style-name="ListParagraph" style:list-style-name="LFO3" style:family="paragraph">
      <style:text-properties fo:font-size="14pt" style:font-size-asian="14pt" style:font-size-complex="14pt"/>
    </style:style>
    <style:style style:name="P26" style:parent-style-name="ListParagraph" style:list-style-name="LFO3" style:family="paragraph">
      <style:text-properties fo:font-size="14pt" style:font-size-asian="14pt" style:font-size-complex="14pt"/>
    </style:style>
    <style:style style:name="P27" style:parent-style-name="ListParagraph" style:list-style-name="LFO3" style:family="paragraph">
      <style:text-properties fo:font-size="14pt" style:font-size-asian="14pt" style:font-size-complex="14pt"/>
    </style:style>
    <style:style style:name="P28" style:parent-style-name="ListParagraph" style:list-style-name="LFO3" style:family="paragraph">
      <style:text-properties fo:font-size="14pt" style:font-size-asian="14pt" style:font-size-complex="14pt"/>
    </style:style>
    <style:style style:name="P29" style:parent-style-name="ListParagraph" style:list-style-name="LFO3" style:family="paragraph">
      <style:text-properties fo:font-size="14pt" style:font-size-asian="14pt" style:font-size-complex="14pt"/>
    </style:style>
    <style:style style:name="P30" style:parent-style-name="ListParagraph" style:list-style-name="LFO3" style:family="paragraph">
      <style:text-properties fo:font-size="14pt" style:font-size-asian="14pt" style:font-size-complex="14pt"/>
    </style:style>
    <style:style style:name="P31" style:parent-style-name="ListParagraph" style:list-style-name="LFO3" style:family="paragraph">
      <style:text-properties fo:font-size="14pt" style:font-size-asian="14pt" style:font-size-complex="14pt"/>
    </style:style>
    <style:style style:name="P32" style:parent-style-name="ListParagraph" style:list-style-name="LFO3" style:family="paragraph">
      <style:text-properties fo:font-size="14pt" style:font-size-asian="14pt" style:font-size-complex="14pt"/>
    </style:style>
    <style:style style:name="P33" style:parent-style-name="ListParagraph" style:list-style-name="LFO3" style:family="paragraph">
      <style:text-properties fo:font-size="14pt" style:font-size-asian="14pt" style:font-size-complex="14pt"/>
    </style:style>
    <style:style style:name="P34" style:parent-style-name="ListParagraph" style:list-style-name="LFO3" style:family="paragraph">
      <style:text-properties fo:font-size="14pt" style:font-size-asian="14pt" style:font-size-complex="14pt"/>
    </style:style>
    <style:style style:name="P3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6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3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4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9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5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5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5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6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64" style:parent-style-name="Normal" style:family="paragraph">
      <style:paragraph-properties fo:margin-left="0.5in">
        <style:tab-stops/>
      </style:paragraph-properties>
    </style:style>
    <style:style style:name="T65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Terms and Conditions</text:p>
      <text:p text:style-name="P2"/>
      <text:p text:style-name="P3">1. Introduction</text:p>
      <text:p text:style-name="P4">Welcome to UniMarket! These terms and conditions govern your use of our platform, allowing university students to buy and sell various second-hand products. By using our services, you agree to abide by these terms. If you disagree with any part of these terms, you may not use our platform.</text:p>
      <text:p text:style-name="P5"/>
      <text:p text:style-name="P6">2. Registration</text:p>
      <text:p text:style-name="P7">2.1. To use our platform, you must register an account and provide accurate student username of your university, accurate information.</text:p>
      <text:p text:style-name="P8">2.2. You are solely responsible for maintaining the confidentiality of your account and password. Any activity occurring under your account is your responsibility.</text:p>
      <text:p text:style-name="P9"/>
      <text:p text:style-name="P10">3. Listing and Selling</text:p>
      <text:p text:style-name="P11">3.1. You may list items for sale on our platform, provided that the items comply with our policies.</text:p>
      <text:p text:style-name="P12">3.2. You agree to accurately describe the items listed and to promptly fulfill any obligations arising from the sale.</text:p>
      <text:p text:style-name="P13">3.3. You must have legal ownership or the right to sell any items listed on our platform.</text:p>
      <text:p text:style-name="P14">3.4.<text:s/>Links in a description are only allowed for the following:</text:p>
      <text:p text:style-name="P15">•<text:tab/>Product videos</text:p>
      <text:p text:style-name="P16">•<text:tab/>Freight shipping services approved by UniMarket</text:p>
      <text:p text:style-name="P17">•<text:tab/>Legally required information</text:p>
      <text:soft-page-break/>
      <text:p text:style-name="P18">3.5.<text:s/>Videos can't violate any eBay policy, such as adult content or offers to buy or sell outside of eBay, and must be specific to the listing, such as a product review, demonstration or installation video</text:p>
      <text:p text:style-name="P19">3.6. Prohibited items:</text:p>
      <text:list text:style-name="LFO3" text:continue-numbering="true">
        <text:list-item>
          <text:p text:style-name="P20">Airsoft, air rifle &amp; BB guns, weapons<text:s/></text:p>
        </text:list-item>
        <text:list-item>
          <text:p text:style-name="P21">Alcohol, drugs, vapes, <text:s/>cigarettes</text:p>
        </text:list-item>
        <text:list-item>
          <text:p text:style-name="P22">Counterfeit items</text:p>
        </text:list-item>
        <text:list-item>
          <text:p text:style-name="P23">Embargoed goods</text:p>
        </text:list-item>
        <text:list-item>
          <text:p text:style-name="P24">Encouraging illegal activity</text:p>
        </text:list-item>
        <text:list-item>
          <text:p text:style-name="P25">Fertilizers and pesticides</text:p>
        </text:list-item>
        <text:list-item>
          <text:p text:style-name="P26">Firearms</text:p>
        </text:list-item>
        <text:list-item>
          <text:p text:style-name="P27">Hazardous materials</text:p>
        </text:list-item>
        <text:list-item>
          <text:p text:style-name="P28">Human body parts</text:p>
        </text:list-item>
        <text:list-item>
          <text:p text:style-name="P29">Illegal explicit content</text:p>
        </text:list-item>
        <text:list-item>
          <text:p text:style-name="P30">Live animals</text:p>
        </text:list-item>
        <text:list-item>
          <text:p text:style-name="P31">Lottery tickets</text:p>
        </text:list-item>
        <text:list-item>
          <text:p text:style-name="P32">Military<text:s/>items</text:p>
        </text:list-item>
        <text:list-item>
          <text:p text:style-name="P33">Prohibited adult items</text:p>
        </text:list-item>
        <text:list-item>
          <text:p text:style-name="P34">Replica coins and currency</text:p>
        </text:list-item>
      </text:list>
      <text:p text:style-name="P35"/>
      <text:p text:style-name="P36">4. Buying</text:p>
      <text:p text:style-name="P37">4.1. When purchasing items, ensure that you carefully review the item description and any associated terms before making a purchase.</text:p>
      <text:p text:style-name="P38">4.2. You agree to pay the listed price along.</text:p>
      <text:p text:style-name="P39">4.3.<text:s/>You're not required to agree to any extras or changes from the terms of your listing.<text:s/>If the seller is making unreasonable demands<text:s/>not a part of<text:s/>the<text:s/>original listing,<text:s/><text:bookmark-start text:name="_Hlk162812207"/>please report<text:s/>such<text:s/>behaviour<text:s/>for your protection or directly contact us.<text:bookmark-end text:name="_Hlk162812207"/></text:p>
      <text:p text:style-name="P40">4.4.<text:s/>If a buyer is making demands that are not a part of your original listing,<text:s/>the seller<text:s/>will be protected from negative Feedback and defects<text:s/><text:soft-page-break/>when you either deliver the item purchased by the buyer according to the original terms of your listing, or cancel the transaction.<text:s/>Please report such behavior for your protection or directly contact us.</text:p>
      <text:p text:style-name="P41">4.5. If the buyer does not pay for the purchase, the buyer will be banned from our platform. The same goes for the seller if repeated misbehavior is observed.</text:p>
      <text:p text:style-name="P42">4.6. The Transaction process is based on Cash on Delivery.</text:p>
      <text:p text:style-name="P43"/>
      <text:p text:style-name="P44">5. Conduct</text:p>
      <text:p text:style-name="P45">5.1. You agree not to use our platform for any unlawful or prohibited purpose.</text:p>
      <text:p text:style-name="P46">5.2. Respect other users and refrain from engaging in abusive, harassing, or disruptive behavior.</text:p>
      <text:p text:style-name="P47">5.3. Do not engage in fraudulent activities, including misrepresentation of items or payment information.</text:p>
      <text:p text:style-name="P48"/>
      <text:p text:style-name="P49">6. Content</text:p>
      <text:p text:style-name="P50">6.1. By using our platform, you grant us a non-exclusive, transferable, sub-licensable, royalty-free license to use, modify, adapt, publish, translate, and distribute any content you provide.</text:p>
      <text:p text:style-name="P51">6.2. You agree not to upload, post, or transmit any content that violates the rights of others, including intellectual property rights or privacy rights.</text:p>
      <text:p text:style-name="P52">6.3. You can't promote or advertise products that aren't being sold on<text:s/>UniMarket<text:s/>in your community content.</text:p>
      <text:p text:style-name="P53">6.4.<text:s/>You can report violations by selecting the Report<text:s/>Button.<text:s/>Keep in mind that it's not against our policy to include profanity that's part of a product (a CD or DVD, for example).</text:p>
      <text:p text:style-name="P54"/>
      <text:soft-page-break/>
      <text:p text:style-name="P55">7. Dispute Resolution</text:p>
      <text:p text:style-name="P56">7.1. In the event of any disputes between users, we encourage you to resolve the matter amicably.</text:p>
      <text:p text:style-name="P57">7.2. If a resolution cannot be reached, we may, at our discretion, provide mediation or arbitration services.</text:p>
      <text:p text:style-name="P58"/>
      <text:p text:style-name="P59">8. Limitation of Liability</text:p>
      <text:p text:style-name="P60">8.1. We are not liable for any direct, indirect, incidental, special, consequential, or punitive damages arising out of your use of our platform.</text:p>
      <text:p text:style-name="P61">8.2. We do not guarantee the accuracy, reliability, or completeness of any content or information provided on our platform.</text:p>
      <text:p text:style-name="P62"/>
      <text:p text:style-name="P63">9. Modification of Terms</text:p>
      <text:p text:style-name="P64"><text:span text:style-name="T65">9.1. We reserve the right to modify or update these terms and conditions at any time without prior noti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Courier New" fo:font-size="10pt" style:font-size-asian="10pt"/>
    </style:style>
    <style:style style:name="WW_CharLFO2LVL4" style:family="text">
      <style:text-properties style:font-name="Courier New" fo:font-size="10pt" style:font-size-asian="10pt"/>
    </style:style>
    <style:style style:name="WW_CharLFO2LVL5" style:family="text">
      <style:text-properties style:font-name="Courier New" fo:font-size="10pt" style:font-size-asian="10pt"/>
    </style:style>
    <style:style style:name="WW_CharLFO2LVL6" style:family="text">
      <style:text-properties style:font-name="Courier New" fo:font-size="10pt" style:font-size-asian="10pt"/>
    </style:style>
    <style:style style:name="WW_CharLFO2LVL7" style:family="text">
      <style:text-properties style:font-name="Courier New" fo:font-size="10pt" style:font-size-asian="10pt"/>
    </style:style>
    <style:style style:name="WW_CharLFO2LVL8" style:family="text">
      <style:text-properties style:font-name="Courier New" fo:font-size="10pt" style:font-size-asian="10pt"/>
    </style:style>
    <style:style style:name="WW_CharLFO2LVL9" style:family="text">
      <style:text-properties style:font-name="Courier New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mima George</meta:initial-creator>
    <dc:creator>Jemima George</dc:creator>
    <meta:creation-date>2024-03-31T18:35:00Z</meta:creation-date>
    <dc:date>2024-03-31T19:27:00Z</dc:date>
    <meta:template xlink:href="Normal.dotm" xlink:type="simple"/>
    <meta:editing-cycles>3</meta:editing-cycles>
    <meta:editing-duration>PT3120S</meta:editing-duration>
    <meta:document-statistic meta:page-count="4" meta:paragraph-count="8" meta:word-count="642" meta:character-count="4296" meta:row-count="30" meta:non-whitespace-character-count="3662"/>
  </office:meta>
</office:document-meta>
</file>